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rsid="0019b76b" officeooo:paragraph-rsid="0019b76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1">
        <text:p text:style-name="P1">See: Menu / File / Preferenc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0:31:58.981000000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0" meta:non-whitespace-character-count="25"/>
    <meta:generator>LibreOffice/5.0.2.2$Windows_x86 LibreOffice_project/37b43f919e4de5eeaca9b9755ed688758a8251fe</meta:generator>
  </office:meta>
</office:document-meta>
</file>